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013b" officeooo:paragraph-rsid="0011013b"/>
    </style:style>
    <style:style style:name="P2" style:family="paragraph" style:parent-style-name="Standard">
      <style:paragraph-properties fo:text-align="center" style:justify-single-word="false"/>
      <style:text-properties officeooo:rsid="0011013b" officeooo:paragraph-rsid="0011013b"/>
    </style:style>
    <style:style style:name="P3" style:family="paragraph" style:parent-style-name="Standard">
      <style:text-properties officeooo:rsid="0012f292" officeooo:paragraph-rsid="0012f292"/>
    </style:style>
    <style:style style:name="P4" style:family="paragraph" style:parent-style-name="Standard">
      <style:text-properties officeooo:rsid="00143d00" officeooo:paragraph-rsid="0016ad06"/>
    </style:style>
    <style:style style:name="P5" style:family="paragraph" style:parent-style-name="Standard">
      <style:text-properties officeooo:rsid="00152d44" officeooo:paragraph-rsid="00152d44"/>
    </style:style>
    <style:style style:name="P6" style:family="paragraph" style:parent-style-name="Standard">
      <style:text-properties officeooo:rsid="0016ad06" officeooo:paragraph-rsid="0016ad06"/>
    </style:style>
    <style:style style:name="P7" style:family="paragraph" style:parent-style-name="Standard">
      <style:text-properties officeooo:rsid="00178544" officeooo:paragraph-rsid="00178544"/>
    </style:style>
    <style:style style:name="T1" style:family="text">
      <style:text-properties officeooo:rsid="00143d00"/>
    </style:style>
    <style:style style:name="T2" style:family="text">
      <style:text-properties officeooo:rsid="00152d44"/>
    </style:style>
    <style:style style:name="T3" style:family="text">
      <style:text-properties officeooo:rsid="00153296"/>
    </style:style>
    <style:style style:name="T4" style:family="text">
      <style:text-properties officeooo:rsid="0016ad06"/>
    </style:style>
    <style:style style:name="T5" style:family="text">
      <style:text-properties officeooo:rsid="00178544"/>
    </style:style>
    <style:style style:name="T6" style:family="text">
      <style:text-properties officeooo:rsid="001908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ath Operators</text:p>
      <text:p text:style-name="P2">by Sven Nilsen, 2019</text:p>
      <text:p text:style-name="P1"/>
      <text:p text:style-name="P1">A path operator is a function that associates an optional symbol <text:span text:style-name="T1">for</text:span> every symbol:</text:p>
      <text:p text:style-name="P1"/>
      <text:p text:style-name="P1"><text:tab/>path_operator : symbol → opt[symbol]</text:p>
      <text:p text:style-name="P1"/>
      <text:p text:style-name="P5">In practice, a symbol is just a string, but it <text:span text:style-name="T6">can</text:span> also be thought of as a generic type:</text:p>
      <text:p text:style-name="P5"/>
      <text:p text:style-name="P5"><text:tab/>symbol &lt;=&gt; string<text:tab/><text:tab/>When a symbol is a string</text:p>
      <text:p text:style-name="P5"><text:tab/>symbol &lt;=&gt; T<text:tab/><text:tab/><text:tab/>When a symbol is a generic type `T`</text:p>
      <text:p text:style-name="P1"/>
      <text:p text:style-name="P1">For example, the membership operator `:` associates `bool` <text:span text:style-name="T2">for</text:span> `true` and `false`:</text:p>
      <text:p text:style-name="P1"/>
      <text:p text:style-name="P1"><text:tab/>`:`(“true”) := some(“bool”)<text:tab/><text:tab/><text:span text:style-name="T2">&lt;=&gt;<text:tab/><text:tab/>true : bool</text:span></text:p>
      <text:p text:style-name="P1"><text:tab/>`:`(“<text:span text:style-name="T4">f</text:span>alse”) := some(“bool”)<text:tab/><text:tab/><text:span text:style-name="T2">&lt;=&gt;<text:tab/><text:tab/>false : bool</text:span></text:p>
      <text:p text:style-name="P1"/>
      <text:p text:style-name="P5">In atomic path semantics, this is encoded the following way with atomic functions:</text:p>
      <text:p text:style-name="P5"/>
      <text:p text:style-name="P5"><text:tab/>true(bool) = true</text:p>
      <text:p text:style-name="P5"><text:tab/>false(bool) = false</text:p>
      <text:p text:style-name="P1"/>
      <text:p text:style-name="P5">With other words, atomic path semantics <text:span text:style-name="T6">implicitly </text:span>constructs <text:span text:style-name="T3">one or more</text:span> path operator<text:span text:style-name="T3">s</text:span>.</text:p>
      <text:p text:style-name="P1"/>
      <text:p text:style-name="P3">Another way to define a path operator, is as a dynamically typed object <text:span text:style-name="T2">(using Dyon/Javascript syntax)</text:span>:</text:p>
      <text:p text:style-name="P3"/>
      <text:p text:style-name="P3"><text:tab/>`:` := { true: “bool”, false: “bool” }</text:p>
      <text:p text:style-name="P3"/>
      <text:p text:style-name="P6">When the object contains some key, e.g. `true: “bool”`, the path operator returns `some(“bool”)`.<text:line-break/>For all keys that the obje<text:span text:style-name="T6">c</text:span>t does not contain, the path operator returns `none()`.</text:p>
      <text:p text:style-name="P3"/>
      <text:p text:style-name="P5">Here is another example with natural numbers:</text:p>
      <text:p text:style-name="P5"/>
      <text:p text:style-name="P5"><text:tab/>`:` := { “z”: “nat”, “s(z)”: “nat”, “s(s(z))”: “nat”, … }</text:p>
      <text:p text:style-name="P3"/>
      <text:p text:style-name="P4">Path operators are useful because <text:span text:style-name="T2">it lets us think about type-similar problems as constructing or talking about a specific object, without relying on the interpretation of inductively defined data structures.</text:span></text:p>
      <text:p text:style-name="P4"/>
      <text:p text:style-name="P4"><text:span text:style-name="T2">An inductively defined data structure can be thought of as a grammar constraining the membership path operator such that its existential path returns `true` for the data type and only for that data type:</text:span></text:p>
      <text:p text:style-name="P4"/>
      <text:p text:style-name="P4"><text:tab/><text:span text:style-name="T5">x : </text:span>∃<text:span text:style-name="T6">`:`{inductive_data_structure(X)}<text:tab/>&lt;=&gt;<text:tab/>x : X</text:span></text:p>
      <text:p text:style-name="P7"/>
      <text:p text:style-name="P4"><text:tab/><text:span text:style-name="T4">inductive_data_structure : T ⨯ symbol → bool</text:span></text:p>
      <text:p text:style-name="P4"/>
      <text:p text:style-name="P4"><text:span text:style-name="T6">Rules for interpreting inductively defined data structures follows from semantics of path operato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0:05:08.693678000</meta:creation-date>
    <dc:date>2019-01-29T13:29:20.757294000</dc:date>
    <meta:editing-duration>PT19M50S</meta:editing-duration>
    <meta:editing-cycles>1</meta:editing-cycles>
    <meta:document-statistic meta:table-count="0" meta:image-count="0" meta:object-count="0" meta:page-count="1" meta:paragraph-count="24" meta:word-count="283" meta:character-count="1751" meta:non-whitespace-character-count="1474"/>
    <meta:generator>LibreOffice/5.1.2.2$MacOSX_X86_64 LibreOffice_project/d3bf12ecb743fc0d20e0be0c58ca359301eb705f</meta:generator>
  </office:meta>
</office:document-meta>
</file>